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3a6" officeooo:paragraph-rsid="0013d3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ерий бот і камінь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6T13:08:49.603894799</meta:creation-date>
    <dc:date>2022-12-26T13:09:44.576834260</dc:date>
    <meta:editing-duration>PT55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6.4.7.2$Linux_X86_64 LibreOffice_project/40$Build-2</meta:generator>
  </office:meta>
</office:document-meta>
</file>